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none" draw:stroke="solid" svg:stroke-width="0.02083in" svg:stroke-color="#000000" draw:marker-end="a470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2083in" svg:stroke-color="#000000" draw:marker-end="a472" svg:stroke-opacity="100%" draw:stroke-linejoin="miter" svg:stroke-linecap="butt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2083in" svg:stroke-color="#000000" draw:marker-end="a474" svg:stroke-opacity="100%" draw:stroke-linejoin="miter" svg:stroke-linecap="butt"/>
    </style:style>
    <style:style style:family="graphic" style:name="a477">
      <style:graphic-properties draw:fill="none" draw:stroke="solid" svg:stroke-width="0.02083in" svg:stroke-color="#000000" draw:marker-end="a476" svg:stroke-opacity="100%" draw:stroke-linejoin="miter" svg:stroke-linecap="butt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2083in" svg:stroke-color="#000000" draw:marker-end="a478" svg:stroke-opacity="100%" draw:stroke-linejoin="miter" svg:stroke-linecap="but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2083in" svg:stroke-color="#000000" draw:marker-end="a480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2083in" svg:stroke-color="#000000" draw:marker-end="a482" svg:stroke-opacity="100%" draw:stroke-linejoin="miter" svg:stroke-linecap="but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2083in" svg:stroke-color="#000000" draw:marker-end="a484" svg:stroke-opacity="100%" draw:stroke-linejoin="miter" svg:stroke-linecap="butt"/>
    </style:style>
    <style:style style:family="graphic" style:name="a487">
      <style:graphic-properties draw:fill="none" draw:stroke="solid" svg:stroke-width="0.02083in" svg:stroke-color="#000000" draw:marker-end="a486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2083in" svg:stroke-color="#000000" draw:marker-end="a488" svg:stroke-opacity="100%" draw:stroke-linejoin="miter" svg:stroke-linecap="butt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draw:fill="none" draw:stroke="solid" svg:stroke-width="0.02083in" svg:stroke-color="#000000" draw:marker-end="a490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none" draw:stroke="solid" svg:stroke-width="0.02083in" svg:stroke-color="#000000" draw:marker-end="a492" svg:stroke-opacity="100%" draw:stroke-linejoin="miter" svg:stroke-linecap="butt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>
      <style:graphic-properties draw:fill="none" draw:stroke="solid" svg:stroke-width="0.02083in" svg:stroke-color="#000000" draw:marker-end="a466" svg:stroke-opacity="100%" draw:stroke-linejoin="miter" svg:stroke-linecap="butt"/>
    </style:style>
    <style:style style:family="graphic" style:name="a469">
      <style:graphic-properties draw:fill="none" draw:stroke="solid" svg:stroke-width="0.02083in" svg:stroke-color="#000000" draw:marker-end="a468" svg:stroke-opacity="100%" draw:stroke-linejoin="miter" svg:stroke-linecap="butt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0.17094in" svg:y="1.09793in" svg:width="2.16993in" svg:height="1.12418in" draw:id="id64" draw:style-name="a360" draw:name="Rectangle 3">
          <svg:title/>
          <svg:desc/>
          <text:p text:style-name="a359" text:class-names="" text:cond-style-name="" text:id="id63"><text:span text:style-name="a357" text:class-names="">FP: Prédiction du Temps Optimal de Récolte</text:span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59in" svg:y="0.88508in" svg:width="2.44616in" svg:height="0.78768in" draw:id="id66" draw:style-name="a372" draw:name="Rectangle 4">
          <svg:title/>
          <svg:desc/>
          <text:p text:style-name="a371" text:class-names="" text:cond-style-name="" text:id="id65"><text:span text:style-name="a361" text:class-names="">FT1:<text:s text:c="1"/></text:span><text:span text:style-name="a362" text:class-names="">Collecte</text:span><text:span text:style-name="a363" text:class-names=""><text:s text:c="1"/>des<text:s text:c="1"/></text:span><text:span text:style-name="a364" text:class-names="">donn</text:span><text:span text:style-name="a365" text:class-names="">é</text:span><text:span text:style-name="a366" text:class-names="">es met</text:span><text:span text:style-name="a367" text:class-names="">é</text:span><text:span text:style-name="a368" text:class-names="">orologiques</text:span><text:span text:style-name="a369" text:class-names=""><text:s text:c="1"/></text:span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525in" svg:y="3.29009in" svg:width="2.46873in" svg:height="1.02152in" draw:id="id68" draw:style-name="a383" draw:name="Rectangle 5">
          <svg:title/>
          <svg:desc/>
          <text:p text:style-name="a382" text:class-names="" text:cond-style-name="" text:id="id67"><text:span text:style-name="a373" text:class-names="">FT2:<text:s text:c="1"/></text:span><text:span text:style-name="a374" text:class-names="">Analyse</text:span><text:span text:style-name="a375" text:class-names=""><text:s text:c="1"/>des<text:s text:c="1"/></text:span><text:span text:style-name="a376" text:class-names="">donn</text:span><text:span text:style-name="a377" text:class-names="">é</text:span><text:span text:style-name="a378" text:class-names="">es et prediction de la<text:s text:c="1"/></text:span><text:span text:style-name="a379" text:class-names="">maturite</text:span><text:span text:style-name="a380" text:class-names=""><text:s text:c="1"/>des cultures</text:span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525in" svg:y="4.73774in" svg:width="2.42359in" svg:height="0.72302in" draw:id="id70" draw:style-name="a390" draw:name="Rectangle 6">
          <svg:title/>
          <svg:desc/>
          <text:p text:style-name="a389" text:class-names="" text:cond-style-name="" text:id="id69"><text:span text:style-name="a384" text:class-names="">FT3: Partage des<text:s text:c="1"/></text:span><text:span text:style-name="a385" text:class-names="">donn</text:span><text:span text:style-name="a386" text:class-names="">é</text:span><text:span text:style-name="a387" text:class-names="">es dans Cloud<text:s text:c="1"/>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525in" svg:y="5.67424in" svg:width="2.44616in" svg:height="0.72783in" draw:id="id72" draw:style-name="a394" draw:name="Rectangle 7">
          <svg:title/>
          <svg:desc/>
          <text:p text:style-name="a393" text:class-names="" text:cond-style-name="" text:id="id71"><text:span text:style-name="a391" text:class-names="">FT4: Protocole de communication<text:s text:c="1"/>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1619in" svg:y="0.03897in" svg:width="2.02167in" svg:height="0.8003in" draw:id="id75" draw:style-name="a402" draw:name="Oval 9">
          <svg:title/>
          <svg:desc/>
          <text:p text:style-name="a396" text:class-names="" text:cond-style-name="" text:id="id73"><text:span text:style-name="a395" text:class-names="">Capteur de</text:span></text:p>
          <text:p text:style-name="a401" text:class-names="" text:cond-style-name="" text:id="id74"><text:span text:style-name="a397" text:class-names=""><text:s text:c="1"/>temp</text:span><text:span text:style-name="a398" text:class-names="">é</text:span><text:span text:style-name="a399" text:class-names="">rature</text:span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19in" svg:y="2.58131in" svg:width="2.02167in" svg:height="0.78768in" draw:id="id77" draw:style-name="a408" draw:name="Oval 13">
          <svg:title/>
          <svg:desc/>
          <text:p text:style-name="a407" text:class-names="" text:cond-style-name="" text:id="id76"><text:span text:style-name="a403" text:class-names="">R</text:span><text:span text:style-name="a404" text:class-names="">é</text:span><text:span text:style-name="a405" text:class-names="">seaux de neurones<text:s text:c="1"/></text:span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121in" svg:y="4.23272in" svg:width="1.92559in" svg:height="0.75274in" draw:id="id79" draw:style-name="a415" draw:name="Oval 14">
          <svg:title/>
          <svg:desc/>
          <text:p text:style-name="a414" text:class-names="" text:cond-style-name="" text:id="id78"><text:span text:style-name="a409" text:class-names="">Machines<text:s text:c="1"/></text:span><text:span text:style-name="a410" text:class-names="">à </text:span><text:span text:style-name="a411" text:class-names="">vecteurs</text:span><text:span text:style-name="a412" text:class-names=""><text:s text:c="1"/>de support(SVM)<text:s text:c="1"/></text:span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1227in" svg:y="3.43934in" svg:width="1.92559in" svg:height="0.72302in" draw:id="id81" draw:style-name="a424" draw:name="Oval 15">
          <svg:title/>
          <svg:desc/>
          <text:p text:style-name="a423" text:class-names="" text:cond-style-name="" text:id="id80"><text:span text:style-name="a416" text:class-names="">M</text:span><text:span text:style-name="a417" text:class-names="">é</text:span><text:span text:style-name="a418" text:class-names="">thodes</text:span><text:span text:style-name="a419" text:class-names=""><text:s text:c="1"/></text:span><text:span text:style-name="a420" text:class-names="">ensemblistes</text:span><text:span text:style-name="a421" text:class-names=""><text:s text:c="1"/>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121in" svg:y="5.06407in" svg:width="1.87666in" svg:height="0.79338in" draw:id="id84" draw:style-name="a432" draw:name="Oval 16">
          <svg:title/>
          <svg:desc/>
          <text:p text:style-name="a426" text:class-names="" text:cond-style-name="" text:id="id82"><text:span text:style-name="a425" text:class-names="">MQTT</text:span></text:p>
          <text:p text:style-name="a431" text:class-names="" text:cond-style-name="" text:id="id83"><text:span text:style-name="a427" text:class-names="">(</text:span><text:span text:style-name="a428" text:class-names="">Protocole</text:span><text:span text:style-name="a429" text:class-names="">)</text:span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121in" svg:y="6.76244in" svg:width="1.87665in" svg:height="0.65686in" draw:id="id86" draw:style-name="a436" draw:name="Oval 17">
          <svg:title/>
          <svg:desc/>
          <text:p text:style-name="a435" text:class-names="" text:cond-style-name="" text:id="id85"><text:span text:style-name="a433" text:class-names="">Node Red<text:s text:c="1"/></text:span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121in" svg:y="5.96906in" svg:width="1.87665in" svg:height="0.71317in" draw:id="id88" draw:style-name="a440" draw:name="Oval 18">
          <svg:title/>
          <svg:desc/>
          <text:p text:style-name="a439" text:class-names="" text:cond-style-name="" text:id="id87"><text:span text:style-name="a437" text:class-names="">OPC UA</text:span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153in" svg:y="6.62267in" svg:width="2.43611in" svg:height="0.78768in" draw:id="id90" draw:style-name="a444" draw:name="Rectangle 40">
          <svg:title/>
          <svg:desc/>
          <text:p text:style-name="a443" text:class-names="" text:cond-style-name="" text:id="id89"><text:span text:style-name="a441" text:class-names="">FT5: Interface de supervision<text:s text:c="1"/>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1619in" svg:y="0.87637in" svg:width="2.02167in" svg:height="0.78768in" draw:id="id92" draw:style-name="a450" draw:name="Oval 112">
          <svg:title/>
          <svg:desc/>
          <text:p text:style-name="a449" text:class-names="" text:cond-style-name="" text:id="id91"><text:span text:style-name="a445" text:class-names="">Capteur de lumi</text:span><text:span text:style-name="a446" text:class-names="">è</text:span><text:span text:style-name="a447" text:class-names="">re <text:s text:c="1"/></text:span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19in" svg:y="1.70114in" svg:width="2.02167in" svg:height="0.78768in" draw:id="id94" draw:style-name="a458" draw:name="Oval 115">
          <svg:title/>
          <svg:desc/>
          <text:p text:style-name="a457" text:class-names="" text:cond-style-name="" text:id="id93"><text:span text:style-name="a451" text:class-names="">Capteur</text:span><text:span text:style-name="a452" text:class-names=""><text:s text:c="1"/>de<text:s text:c="1"/></text:span><text:span text:style-name="a453" text:class-names="">l’humidit</text:span><text:span text:style-name="a454" text:class-names="">é</text:span><text:span text:style-name="a455" text:class-names=""><text:s text:c="1"/></text:span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6" draw:style-name="a465" draw:name="TextBox 117" svg:x="0.17094in" svg:y="0.23716in" svg:width="6.66803in" svg:height="0.43757in">
          <draw:text-box>
            <text:p text:style-name="a464" text:class-names="" text:cond-style-name="" text:id="id95"><text:span text:style-name="a459" text:class-names="">Diagramme</text:span><text:span text:style-name="a460" text:class-names=""><text:s text:c="1"/>FAST de la<text:s text:c="1"/></text:span><text:span text:style-name="a461" text:class-names="">fonction</text:span><text:span text:style-name="a462" text:class-names=""><text:s text:c="1"/>FP:</text:span><text:span text:style-name="a463" text:class-names=""/></text:p>
          </draw:text-box>
          <svg:title/>
          <svg:desc/>
        </draw:frame>
        <draw:connector draw:type="standard" svg:x1="6.42775in" svg:y1="1.27892in" draw:start-shape="id66" draw:start-glue-point="1" svg:x2="9.91619in" svg:y2="0.43912in" draw:end-shape="id75" draw:end-glue-point="3" draw:id="id97" draw:style-name="a467" draw:name="Connector: Elbow 134">
          <svg:title/>
          <svg:desc/>
        </draw:connector>
        <draw:connector draw:type="standard" svg:x1="8.18033in" svg:y1="1.27021in" svg:x2="9.91619in" svg:y2="1.27021in" draw:end-shape="id92" draw:end-glue-point="3" draw:id="id98" draw:style-name="a469" draw:name="Connector: Elbow 139">
          <svg:title/>
          <svg:desc/>
        </draw:connector>
        <draw:connector draw:type="standard" svg:x1="6.47398in" svg:y1="3.80085in" draw:start-shape="id68" draw:start-glue-point="1" svg:x2="9.91619in" svg:y2="2.97515in" draw:end-shape="id77" draw:end-glue-point="3" draw:id="id99" draw:style-name="a471" draw:name="Connector: Elbow 146">
          <svg:title/>
          <svg:desc/>
        </draw:connector>
        <draw:connector draw:type="standard" svg:x1="6.42884in" svg:y1="5.09925in" draw:start-shape="id70" draw:start-glue-point="1" svg:x2="10.06121in" svg:y2="5.46076in" draw:end-shape="id84" draw:end-glue-point="3" draw:id="id100" draw:style-name="a473" draw:name="Connector: Elbow 161">
          <svg:title/>
          <svg:desc/>
        </draw:connector>
        <draw:connector draw:type="standard" svg:x1="6.45141in" svg:y1="6.03816in" draw:start-shape="id72" draw:start-glue-point="1" svg:x2="10.06121in" svg:y2="6.32564in" draw:end-shape="id88" draw:end-glue-point="3" draw:id="id101" draw:style-name="a475" draw:name="Connector: Elbow 163">
          <svg:title/>
          <svg:desc/>
        </draw:connector>
        <draw:connector draw:type="standard" svg:x1="6.45141in" svg:y1="7.01651in" draw:start-shape="id90" draw:start-glue-point="1" svg:x2="10.06121in" svg:y2="7.09087in" draw:end-shape="id86" draw:end-glue-point="3" draw:id="id102" draw:style-name="a477" draw:name="Connector: Elbow 165">
          <svg:title/>
          <svg:desc/>
        </draw:connector>
        <draw:connector draw:type="line" svg:x1="8.18033in" svg:y1="3.80085in" svg:x2="10.01227in" svg:y2="3.80085in" draw:end-shape="id81" draw:end-glue-point="3" draw:id="id103" draw:style-name="a479" draw:name="Straight Arrow Connector 45">
          <svg:title/>
          <svg:desc/>
        </draw:connector>
        <draw:connector draw:type="standard" svg:x1="2.34087in" svg:y1="1.66002in" draw:start-shape="id64" draw:start-glue-point="1" svg:x2="4.00525in" svg:y2="3.80085in" draw:end-shape="id68" draw:end-glue-point="3" draw:id="id104" draw:style-name="a481" draw:name="Connector: Elbow 29">
          <svg:title/>
          <svg:desc/>
        </draw:connector>
        <draw:connector draw:type="standard" svg:x1="2.34087in" svg:y1="1.66002in" draw:start-shape="id64" draw:start-glue-point="1" svg:x2="4.00525in" svg:y2="5.09925in" draw:end-shape="id70" draw:end-glue-point="3" draw:id="id105" draw:style-name="a483" draw:name="Connector: Elbow 31">
          <svg:title/>
          <svg:desc/>
        </draw:connector>
        <draw:connector draw:type="standard" svg:x1="2.34087in" svg:y1="1.66002in" draw:start-shape="id64" draw:start-glue-point="1" svg:x2="4.00525in" svg:y2="6.03816in" draw:end-shape="id72" draw:end-glue-point="3" draw:id="id106" draw:style-name="a485" draw:name="Connector: Elbow 33">
          <svg:title/>
          <svg:desc/>
        </draw:connector>
        <draw:connector draw:type="standard" svg:x1="2.34087in" svg:y1="1.66002in" draw:start-shape="id64" draw:start-glue-point="1" svg:x2="4.0153in" svg:y2="7.01651in" draw:end-shape="id90" draw:end-glue-point="3" draw:id="id107" draw:style-name="a487" draw:name="Connector: Elbow 35">
          <svg:title/>
          <svg:desc/>
        </draw:connector>
        <draw:connector draw:type="standard" svg:x1="2.34087in" svg:y1="1.66002in" draw:start-shape="id64" draw:start-glue-point="1" svg:x2="3.98159in" svg:y2="1.27892in" draw:end-shape="id66" draw:end-glue-point="3" draw:id="id108" draw:style-name="a489" draw:name="Connector: Elbow 37">
          <svg:title/>
          <svg:desc/>
        </draw:connector>
        <draw:connector draw:type="standard" svg:x1="6.42775in" svg:y1="1.27892in" draw:start-shape="id66" draw:start-glue-point="1" svg:x2="9.91619in" svg:y2="2.09498in" draw:end-shape="id94" draw:end-glue-point="3" draw:id="id109" draw:style-name="a491" draw:name="Connector: Elbow 44">
          <svg:title/>
          <svg:desc/>
        </draw:connector>
        <draw:connector draw:type="standard" svg:x1="6.47398in" svg:y1="3.80085in" draw:start-shape="id68" draw:start-glue-point="1" svg:x2="10.06121in" svg:y2="4.60909in" draw:end-shape="id79" draw:end-glue-point="3" draw:id="id110" draw:style-name="a493" draw:name="Connector: Elbow 32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64" smil:attributeName="visibility" smil:to="visible" smil:begin="0.0s" smil:dur="0.001s" smil:fill="hold"/>
                  <anim:animate smil:targetElement="id64" smil:attributeName="x" smil:values="x;x" smil:keyTimes="0.0;1.0" smil:dur="0.5s" smil:fill="hold"/>
                  <anim:animate smil:targetElement="id6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animate smil:targetElement="id66" smil:attributeName="x" smil:values="x;x" smil:keyTimes="0.0;1.0" smil:dur="0.5s" smil:fill="hold"/>
                  <anim:animate smil:targetElement="id6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animate smil:targetElement="id75" smil:attributeName="x" smil:values="x;x" smil:keyTimes="0.0;1.0" smil:dur="0.5s" smil:fill="hold"/>
                  <anim:animate smil:targetElement="id7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animate smil:targetElement="id92" smil:attributeName="x" smil:values="x;x" smil:keyTimes="0.0;1.0" smil:dur="0.5s" smil:fill="hold"/>
                  <anim:animate smil:targetElement="id9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68" smil:attributeName="visibility" smil:to="visible" smil:begin="0.0s" smil:dur="0.001s" smil:fill="hold"/>
                  <anim:animate smil:targetElement="id68" smil:attributeName="x" smil:values="x;x" smil:keyTimes="0.0;1.0" smil:dur="0.5s" smil:fill="hold"/>
                  <anim:animate smil:targetElement="id6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animate smil:targetElement="id77" smil:attributeName="x" smil:values="x;x" smil:keyTimes="0.0;1.0" smil:dur="0.5s" smil:fill="hold"/>
                  <anim:animate smil:targetElement="id7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animate smil:targetElement="id81" smil:attributeName="x" smil:values="x;x" smil:keyTimes="0.0;1.0" smil:dur="0.5s" smil:fill="hold"/>
                  <anim:animate smil:targetElement="id8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animate smil:targetElement="id79" smil:attributeName="x" smil:values="x;x" smil:keyTimes="0.0;1.0" smil:dur="0.5s" smil:fill="hold"/>
                  <anim:animate smil:targetElement="id7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0" smil:attributeName="visibility" smil:to="visible" smil:begin="0.0s" smil:dur="0.001s" smil:fill="hold"/>
                  <anim:animate smil:targetElement="id70" smil:attributeName="x" smil:values="x;x" smil:keyTimes="0.0;1.0" smil:dur="0.5s" smil:fill="hold"/>
                  <anim:animate smil:targetElement="id7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animate smil:targetElement="id84" smil:attributeName="x" smil:values="x;x" smil:keyTimes="0.0;1.0" smil:dur="0.5s" smil:fill="hold"/>
                  <anim:animate smil:targetElement="id8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animate smil:targetElement="id72" smil:attributeName="x" smil:values="x;x" smil:keyTimes="0.0;1.0" smil:dur="0.5s" smil:fill="hold"/>
                  <anim:animate smil:targetElement="id7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animate smil:targetElement="id88" smil:attributeName="x" smil:values="x;x" smil:keyTimes="0.0;1.0" smil:dur="0.5s" smil:fill="hold"/>
                  <anim:animate smil:targetElement="id8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animate smil:targetElement="id86" smil:attributeName="x" smil:values="x;x" smil:keyTimes="0.0;1.0" smil:dur="0.5s" smil:fill="hold"/>
                  <anim:animate smil:targetElement="id86" smil:attributeName="y" smil:values="1+height/2;y" smil:keyTimes="0.0;1.0" smil:dur="0.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0" svg:viewBox="0 0 20 30" svg:d="m10 0-10 30h20z"/>
    <draw:marker draw:name="a466" svg:viewBox="0 0 20 30" svg:d="m10 0-10 30h20z"/>
    <draw:marker draw:name="a472" svg:viewBox="0 0 20 30" svg:d="m10 0-10 30h20z"/>
    <draw:marker draw:name="a468" svg:viewBox="0 0 20 30" svg:d="m10 0-10 30h20z"/>
    <draw:marker draw:name="a480" svg:viewBox="0 0 20 30" svg:d="m10 0-10 30h20z"/>
    <draw:marker draw:name="a474" svg:viewBox="0 0 20 30" svg:d="m10 0-10 30h20z"/>
    <draw:marker draw:name="a482" svg:viewBox="0 0 20 30" svg:d="m10 0-10 30h20z"/>
    <draw:marker draw:name="a476" svg:viewBox="0 0 20 30" svg:d="m10 0-10 30h20z"/>
    <draw:marker draw:name="a478" svg:viewBox="0 0 20 30" svg:d="m10 0-10 30h20z"/>
    <draw:marker draw:name="a490" svg:viewBox="0 0 20 30" svg:d="m10 0-10 30h20z"/>
    <draw:marker draw:name="a484" svg:viewBox="0 0 20 30" svg:d="m10 0-10 30h20z"/>
    <draw:marker draw:name="a486" svg:viewBox="0 0 20 30" svg:d="m10 0-10 30h20z"/>
    <draw:marker draw:name="a492" svg:viewBox="0 0 20 30" svg:d="m10 0-10 30h20z"/>
    <draw:marker draw:name="a48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0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0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0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0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0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0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0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0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0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0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0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ussa.bentaleb@outlook.fr</meta:initial-creator>
    <dc:creator>moussa.bentaleb@outlook.fr</dc:creator>
    <meta:creation-date>2024-01-27T08:42:49Z</meta:creation-date>
    <dc:date>2024-01-27T14:38:33Z</dc:date>
    <meta:template xlink:href="Facet" xlink:type="simple"/>
    <meta:editing-cycles>18</meta:editing-cycles>
    <meta:editing-duration>PT21111S</meta:editing-duration>
    <meta:document-statistic meta:paragraph-count="18" meta:word-count="98"/>
  </office:meta>
</office:document-meta>
</file>